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4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5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6" style:family="paragraph" style:parent-style-name="Preformatted_20_Text" style:list-style-name="L11">
      <style:paragraph-properties fo:margin-top="0cm" fo:margin-bottom="0.499cm" style:contextual-spacing="false"/>
    </style:style>
    <style:style style:name="P7" style:family="paragraph" style:parent-style-name="Preformatted_20_Text" style:list-style-name="L13">
      <style:paragraph-properties fo:margin-top="0cm" fo:margin-bottom="0.499cm" style:contextual-spacing="false"/>
    </style:style>
    <style:style style:name="P8" style:family="paragraph" style:parent-style-name="Preformatted_20_Text" style:list-style-name="L15">
      <style:paragraph-properties fo:margin-top="0cm" fo:margin-bottom="0.499cm" style:contextual-spacing="false"/>
    </style:style>
    <style:style style:name="P9" style:family="paragraph" style:parent-style-name="Preformatted_20_Text" style:list-style-name="L17">
      <style:paragraph-properties fo:margin-top="0cm" fo:margin-bottom="0.499cm" style:contextual-spacing="false"/>
    </style:style>
    <style:style style:name="P10" style:family="paragraph" style:parent-style-name="Preformatted_20_Text" style:list-style-name="L39"/>
    <style:style style:name="P11" style:family="paragraph" style:parent-style-name="Preformatted_20_Text" style:list-style-name="L39">
      <style:paragraph-properties fo:margin-top="0cm" fo:margin-bottom="0.499cm" style:contextual-spacing="false"/>
    </style:style>
    <style:style style:name="P12" style:family="paragraph" style:parent-style-name="Preformatted_20_Text" style:list-style-name="L48"/>
    <style:style style:name="P13" style:family="paragraph" style:parent-style-name="Preformatted_20_Text" style:list-style-name="L48">
      <style:paragraph-properties fo:margin-top="0cm" fo:margin-bottom="0.499cm" style:contextual-spacing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9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1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3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4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6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27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28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2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0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31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2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3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3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5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36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38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9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40" style:family="paragraph" style:parent-style-name="Text_20_body" style:list-style-name="L10"/>
    <style:style style:name="P41" style:family="paragraph" style:parent-style-name="Text_20_body" style:list-style-name="L11"/>
    <style:style style:name="P42" style:family="paragraph" style:parent-style-name="Text_20_body" style:list-style-name="L11">
      <style:paragraph-properties fo:margin-left="0cm" fo:margin-right="0cm" fo:text-indent="0cm" style:auto-text-indent="false"/>
    </style:style>
    <style:style style:name="P43" style:family="paragraph" style:parent-style-name="Text_20_body" style:list-style-name="L12"/>
    <style:style style:name="P44" style:family="paragraph" style:parent-style-name="Text_20_body" style:list-style-name="L13"/>
    <style:style style:name="P45" style:family="paragraph" style:parent-style-name="Text_20_body" style:list-style-name="L13">
      <style:paragraph-properties fo:margin-left="0cm" fo:margin-right="0cm" fo:text-indent="0cm" style:auto-text-indent="false"/>
    </style:style>
    <style:style style:name="P46" style:family="paragraph" style:parent-style-name="Text_20_body" style:list-style-name="L14"/>
    <style:style style:name="P47" style:family="paragraph" style:parent-style-name="Text_20_body" style:list-style-name="L15"/>
    <style:style style:name="P48" style:family="paragraph" style:parent-style-name="Text_20_body" style:list-style-name="L15">
      <style:paragraph-properties fo:margin-left="0cm" fo:margin-right="0cm" fo:text-indent="0cm" style:auto-text-indent="false"/>
    </style:style>
    <style:style style:name="P49" style:family="paragraph" style:parent-style-name="Text_20_body" style:list-style-name="L16"/>
    <style:style style:name="P50" style:family="paragraph" style:parent-style-name="Text_20_body" style:list-style-name="L17"/>
    <style:style style:name="P51" style:family="paragraph" style:parent-style-name="Text_20_body" style:list-style-name="L17">
      <style:paragraph-properties fo:margin-left="0cm" fo:margin-right="0cm" fo:text-indent="0cm" style:auto-text-indent="false"/>
    </style:style>
    <style:style style:name="P52" style:family="paragraph" style:parent-style-name="Text_20_body" style:list-style-name="L18"/>
    <style:style style:name="P53" style:family="paragraph" style:parent-style-name="Text_20_body" style:list-style-name="L19"/>
    <style:style style:name="P54" style:family="paragraph" style:parent-style-name="Text_20_body" style:list-style-name="L20"/>
    <style:style style:name="P55" style:family="paragraph" style:parent-style-name="Text_20_body" style:list-style-name="L21"/>
    <style:style style:name="P56" style:family="paragraph" style:parent-style-name="Text_20_body" style:list-style-name="L22"/>
    <style:style style:name="P57" style:family="paragraph" style:parent-style-name="Text_20_body" style:list-style-name="L23"/>
    <style:style style:name="P58" style:family="paragraph" style:parent-style-name="Text_20_body" style:list-style-name="L24"/>
    <style:style style:name="P59" style:family="paragraph" style:parent-style-name="Text_20_body" style:list-style-name="L25"/>
    <style:style style:name="P60" style:family="paragraph" style:parent-style-name="Text_20_body" style:list-style-name="L26"/>
    <style:style style:name="P61" style:family="paragraph" style:parent-style-name="Text_20_body" style:list-style-name="L27"/>
    <style:style style:name="P62" style:family="paragraph" style:parent-style-name="Text_20_body" style:list-style-name="L28"/>
    <style:style style:name="P63" style:family="paragraph" style:parent-style-name="Text_20_body" style:list-style-name="L29"/>
    <style:style style:name="P64" style:family="paragraph" style:parent-style-name="Text_20_body" style:list-style-name="L30"/>
    <style:style style:name="P65" style:family="paragraph" style:parent-style-name="Text_20_body" style:list-style-name="L31"/>
    <style:style style:name="P66" style:family="paragraph" style:parent-style-name="Text_20_body" style:list-style-name="L32"/>
    <style:style style:name="P67" style:family="paragraph" style:parent-style-name="Text_20_body" style:list-style-name="L33"/>
    <style:style style:name="P68" style:family="paragraph" style:parent-style-name="Text_20_body" style:list-style-name="L34"/>
    <style:style style:name="P69" style:family="paragraph" style:parent-style-name="Text_20_body" style:list-style-name="L35"/>
    <style:style style:name="P70" style:family="paragraph" style:parent-style-name="Text_20_body" style:list-style-name="L36"/>
    <style:style style:name="P71" style:family="paragraph" style:parent-style-name="Text_20_body" style:list-style-name="L37"/>
    <style:style style:name="P72" style:family="paragraph" style:parent-style-name="Text_20_body" style:list-style-name="L38"/>
    <style:style style:name="P73" style:family="paragraph" style:parent-style-name="Text_20_body" style:list-style-name="L39"/>
    <style:style style:name="P74" style:family="paragraph" style:parent-style-name="Text_20_body" style:list-style-name="L39">
      <style:paragraph-properties fo:margin-left="0cm" fo:margin-right="0cm" fo:text-indent="0cm" style:auto-text-indent="false"/>
    </style:style>
    <style:style style:name="P75" style:family="paragraph" style:parent-style-name="Text_20_body" style:list-style-name="L39">
      <style:text-properties fo:font-weight="bold"/>
    </style:style>
    <style:style style:name="P76" style:family="paragraph" style:parent-style-name="Text_20_body" style:list-style-name="L40">
      <style:text-properties fo:font-weight="bold"/>
    </style:style>
    <style:style style:name="P77" style:family="paragraph" style:parent-style-name="Text_20_body" style:list-style-name="L41">
      <style:text-properties fo:font-weight="bold"/>
    </style:style>
    <style:style style:name="P78" style:family="paragraph" style:parent-style-name="Text_20_body" style:list-style-name="L42">
      <style:text-properties fo:font-weight="bold"/>
    </style:style>
    <style:style style:name="P79" style:family="paragraph" style:parent-style-name="Text_20_body" style:list-style-name="L43">
      <style:text-properties fo:font-weight="bold"/>
    </style:style>
    <style:style style:name="P80" style:family="paragraph" style:parent-style-name="Text_20_body" style:list-style-name="L44">
      <style:text-properties fo:font-weight="bold"/>
    </style:style>
    <style:style style:name="P81" style:family="paragraph" style:parent-style-name="Text_20_body" style:list-style-name="L45">
      <style:text-properties fo:font-weight="bold"/>
    </style:style>
    <style:style style:name="P82" style:family="paragraph" style:parent-style-name="Text_20_body" style:list-style-name="L46">
      <style:text-properties fo:font-weight="bold"/>
    </style:style>
    <style:style style:name="P83" style:family="paragraph" style:parent-style-name="Text_20_body" style:list-style-name="L47">
      <style:text-properties fo:font-weight="bold"/>
    </style:style>
    <style:style style:name="P84" style:family="paragraph" style:parent-style-name="Text_20_body" style:list-style-name="L48">
      <style:text-properties fo:font-weight="bold"/>
    </style:style>
    <style:style style:name="P85" style:family="paragraph" style:parent-style-name="Text_20_body" style:list-style-name="L40"/>
    <style:style style:name="P86" style:family="paragraph" style:parent-style-name="Text_20_body" style:list-style-name="L41"/>
    <style:style style:name="P87" style:family="paragraph" style:parent-style-name="Text_20_body" style:list-style-name="L42"/>
    <style:style style:name="P88" style:family="paragraph" style:parent-style-name="Text_20_body" style:list-style-name="L43"/>
    <style:style style:name="P89" style:family="paragraph" style:parent-style-name="Text_20_body" style:list-style-name="L44"/>
    <style:style style:name="P90" style:family="paragraph" style:parent-style-name="Text_20_body" style:list-style-name="L45"/>
    <style:style style:name="P91" style:family="paragraph" style:parent-style-name="Text_20_body" style:list-style-name="L46"/>
    <style:style style:name="P92" style:family="paragraph" style:parent-style-name="Text_20_body" style:list-style-name="L47"/>
    <style:style style:name="P93" style:family="paragraph" style:parent-style-name="Text_20_body" style:list-style-name="L48"/>
    <style:style style:name="P94" style:family="paragraph" style:parent-style-name="Text_20_body" style:list-style-name="L48">
      <style:paragraph-properties fo:margin-left="0cm" fo:margin-right="0cm" fo:text-indent="0cm" style:auto-text-indent="false"/>
    </style:style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15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15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15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15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15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15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15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15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15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15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15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15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15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15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15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15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15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15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15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15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15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15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15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15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15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15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15"/>
        </draw:text-box>
      </draw:frame>
      <text:h text:style-name="P1" text:outline-level="2">🛠️ Taller Práctico: Dominando el Editor vi/vim (Nivel Sistema)</text:h>
      <text:h text:style-name="Heading_20_4" text:outline-level="4">📝 Ejercicio 1: Creación del archivo base y entrada en Modo Inserción</text:h>
      <text:list text:style-name="L39">
        <text:list-item>
          <text:p text:style-name="P73"><text:span text:style-name="T2">Objetivo:</text:span> Crear el archivo <text:span text:style-name="Source_20_Text">servidor.conf</text:span> con contenido específico para los siguientes ejercicios.</text:p>
        </text:list-item>
        <text:list-item>
          <text:p text:style-name="P75">Paso a paso:</text:p>
          <text:list>
            <text:list-item>
              <text:p text:style-name="P73">Ejecuta <text:span text:style-name="Source_20_Text">vi servidor.conf</text:span></text:p>
            </text:list-item>
            <text:list-item>
              <text:p text:style-name="P73">Pulsa <text:span text:style-name="Source_20_Text">i</text:span> para entrar en <text:span text:style-name="T2">Modo Inserción</text:span>.</text:p>
            </text:list-item>
            <text:list-item>
              <text:p text:style-name="P73">Escribe exactamente este texto:</text:p>
              <text:p text:style-name="P74">Plaintext</text:p>
              <text:p text:style-name="P10"><text:span text:style-name="Source_20_Text">NOMBRE: Servidor_Viejo</text:span></text:p>
              <text:p text:style-name="P10"><text:span text:style-name="Source_20_Text">IP: 192.168.1.10</text:span></text:p>
              <text:p text:style-name="P10"><text:span text:style-name="Source_20_Text">ESTADO: Inactivo</text:span></text:p>
              <text:p text:style-name="P10"><text:span text:style-name="Source_20_Text">VERSION: 1.0</text:span></text:p>
              <text:p text:style-name="P11"><text:span text:style-name="Source_20_Text">NOTAS: Este sistema debe ser actualizado pronto.</text:span></text:p>
            </text:list-item>
            <text:list-item>
              <text:p text:style-name="P73">Pulsa <text:span text:style-name="Source_20_Text">Esc</text:span> para volver al <text:span text:style-name="T2">Modo Comando</text:span>.</text:p>
            </text:list-item>
          </text:list>
        </text:list-item>
        <text:list-item>
          <text:p text:style-name="P73"><text:span text:style-name="T2">Explicación:</text:span> Hemos creado nuestra "base de datos" de prueba. La tecla <text:span text:style-name="Source_20_Text">i</text:span> es la puerta de entrada para escribir. ✍️</text:p>
        </text:list-item>
      </text:list>
      <text:h text:style-name="Heading_20_4" text:outline-level="4">📝 Ejercicio 2: Movimiento de precisión (HJKL)</text:h>
      <text:list text:style-name="L40">
        <text:list-item>
          <text:p text:style-name="P85"><text:span text:style-name="T2">Objetivo:</text:span> Desplazarse por el archivo sin usar las flechas del teclado.</text:p>
        </text:list-item>
        <text:list-item>
          <text:p text:style-name="P76">Paso a paso:</text:p>
          <text:list>
            <text:list-item>
              <text:p text:style-name="P85">Usa <text:span text:style-name="Source_20_Text">k</text:span> (arriba) y <text:span text:style-name="Source_20_Text">j</text:span> (abajo) para moverte entre las líneas de NOMBRE e IP.</text:p>
            </text:list-item>
            <text:list-item>
              <text:p text:style-name="P85">Usa <text:span text:style-name="Source_20_Text">l</text:span> (derecha) para llegar al final de la línea IP.</text:p>
            </text:list-item>
            <text:list-item>
              <text:p text:style-name="P85">Usa <text:span text:style-name="Source_20_Text">h</text:span> (izquierda) para volver al principio.</text:p>
            </text:list-item>
            <text:list-item>
              <text:p text:style-name="P85">Pulsa <text:span text:style-name="Source_20_Text">$</text:span> para saltar directamente al final de la línea actual.</text:p>
            </text:list-item>
          </text:list>
        </text:list-item>
        <text:list-item>
          <text:p text:style-name="P85"><text:span text:style-name="T2">Explicación:</text:span> En <text:span text:style-name="Source_20_Text">vi</text:span>, las teclas <text:span text:style-name="Source_20_Text">hjkl</text:span> permiten navegar sin levantar las manos de la hilera central del teclado, lo que ahorra tiempo al administrar servidores. 🏃‍♂️</text:p>
        </text:list-item>
      </text:list>
      <text:h text:style-name="Heading_20_4" text:outline-level="4">📝 Ejercicio 3: Borrado y corrección rápida</text:h>
      <text:list text:style-name="L41">
        <text:list-item>
          <text:p text:style-name="P86"><text:span text:style-name="T2">Objetivo:</text:span> Eliminar caracteres y líneas erróneas.</text:p>
        </text:list-item>
        <text:list-item>
          <text:p text:style-name="P77">Paso a paso:</text:p>
          <text:list>
            <text:list-item>
              <text:p text:style-name="P86">Sitúate sobre el número <text:span text:style-name="Source_20_Text">0</text:span> de la versión <text:span text:style-name="Source_20_Text">1.0</text:span>.</text:p>
            </text:list-item>
            <text:list-item>
              <text:p text:style-name="P86">Pulsa <text:span text:style-name="Source_20_Text">x</text:span> para borrarlo.</text:p>
            </text:list-item>
            <text:list-item>
              <text:p text:style-name="P86">Pulsa <text:span text:style-name="Source_20_Text">i</text:span>, escribe <text:span text:style-name="Source_20_Text">5</text:span> y pulsa <text:span text:style-name="Source_20_Text">Esc</text:span> (ahora es versión 1.5).</text:p>
            </text:list-item>
            <text:list-item>
              <text:p text:style-name="P86"><text:soft-page-break/>Sitúate en la línea de "NOTAS" y pulsa <text:span text:style-name="Source_20_Text">dd</text:span>.</text:p>
            </text:list-item>
          </text:list>
        </text:list-item>
        <text:list-item>
          <text:p text:style-name="P86"><text:span text:style-name="T2">Explicación:</text:span> <text:span text:style-name="Source_20_Text">x</text:span> borra bajo el cursor; <text:span text:style-name="Source_20_Text">dd</text:span> elimina la línea completa. Si te equivocas, recuerda que pulsando <text:span text:style-name="Source_20_Text">u</text:span> (undo) deshaces el cambio. ✂️</text:p>
        </text:list-item>
      </text:list>
      <text:h text:style-name="Heading_20_4" text:outline-level="4">📝 Ejercicio 4: Copiar y pegar líneas (Yank &amp; Paste)</text:h>
      <text:list text:style-name="L42">
        <text:list-item>
          <text:p text:style-name="P87"><text:span text:style-name="T2">Objetivo:</text:span> Duplicar la configuración de la IP para crear una IP secundaria.</text:p>
        </text:list-item>
        <text:list-item>
          <text:p text:style-name="P78">Paso a paso:</text:p>
          <text:list>
            <text:list-item>
              <text:p text:style-name="P87">Sitúate sobre la línea <text:span text:style-name="Source_20_Text">IP: 192.168.1.10</text:span>.</text:p>
            </text:list-item>
            <text:list-item>
              <text:p text:style-name="P87">Pulsa <text:span text:style-name="Source_20_Text">yy</text:span> (copiar línea).</text:p>
            </text:list-item>
            <text:list-item>
              <text:p text:style-name="P87">Pulsa <text:span text:style-name="Source_20_Text">p</text:span> (pegar debajo).</text:p>
            </text:list-item>
          </text:list>
        </text:list-item>
        <text:list-item>
          <text:p text:style-name="P87"><text:span text:style-name="T2">Explicación:</text:span> <text:span text:style-name="Source_20_Text">yy</text:span> (yank) guarda la línea en el búfer y <text:span text:style-name="Source_20_Text">p</text:span> (paste) la coloca donde desees. 📋</text:p>
        </text:list-item>
      </text:list>
      <text:h text:style-name="Heading_20_4" text:outline-level="4">📝 Ejercicio 5: Numeración y salto de línea (Modo Ex)</text:h>
      <text:list text:style-name="L43">
        <text:list-item>
          <text:p text:style-name="P88"><text:span text:style-name="T2">Objetivo:</text:span> Activar la ayuda visual y saltar a puntos críticos.</text:p>
        </text:list-item>
        <text:list-item>
          <text:p text:style-name="P79">Paso a paso:</text:p>
          <text:list>
            <text:list-item>
              <text:p text:style-name="P88">Escribe <text:span text:style-name="Source_20_Text">:set number</text:span> y pulsa <text:span text:style-name="Source_20_Text">Enter</text:span>.</text:p>
            </text:list-item>
            <text:list-item>
              <text:p text:style-name="P88">Escribe <text:span text:style-name="Source_20_Text">:1</text:span> para ir a la primera línea.</text:p>
            </text:list-item>
            <text:list-item>
              <text:p text:style-name="P88">Escribe <text:span text:style-name="Source_20_Text">G</text:span> (mayúscula) para ir a la última.</text:p>
            </text:list-item>
          </text:list>
        </text:list-item>
        <text:list-item>
          <text:p text:style-name="P88"><text:span text:style-name="T2">Explicación:</text:span> La numeración es vital en archivos con cientos de líneas de código. El modo Ex (empezando con <text:span text:style-name="Source_20_Text">:</text:span>) permite configurar el entorno de edición. 🔢</text:p>
        </text:list-item>
      </text:list>
      <text:h text:style-name="Heading_20_4" text:outline-level="4">📝 Ejercicio 6: Búsqueda de parámetros</text:h>
      <text:list text:style-name="L44">
        <text:list-item>
          <text:p text:style-name="P89"><text:span text:style-name="T2">Objetivo:</text:span> Localizar palabras clave en el archivo.</text:p>
        </text:list-item>
        <text:list-item>
          <text:p text:style-name="P80">Paso a paso:</text:p>
          <text:list>
            <text:list-item>
              <text:p text:style-name="P89">Desde el Modo Comando, escribe <text:span text:style-name="Source_20_Text">/Inactivo</text:span> y pulsa <text:span text:style-name="Source_20_Text">Enter</text:span>.</text:p>
            </text:list-item>
            <text:list-item>
              <text:p text:style-name="P89">El cursor saltará a la línea de ESTADO.</text:p>
            </text:list-item>
            <text:list-item>
              <text:p text:style-name="P89">Pulsa <text:span text:style-name="Source_20_Text">n</text:span> para buscar la siguiente coincidencia (si la hubiera).</text:p>
            </text:list-item>
          </text:list>
        </text:list-item>
        <text:list-item>
          <text:p text:style-name="P89"><text:span text:style-name="T2">Explicación:</text:span> La búsqueda con <text:span text:style-name="Source_20_Text">/</text:span> es la forma más rápida de encontrar una directiva de configuración en un mar de texto. 🔍</text:p>
        </text:list-item>
      </text:list>
      <text:h text:style-name="Heading_20_4" text:outline-level="4">📝 Ejercicio 7: Buscar y reemplazar (Sustitución)</text:h>
      <text:list text:style-name="L45">
        <text:list-item>
          <text:p text:style-name="P90"><text:span text:style-name="T2">Objetivo:</text:span> Actualizar el nombre del servidor de forma automática.</text:p>
        </text:list-item>
        <text:list-item>
          <text:p text:style-name="P81">Paso a paso:</text:p>
          <text:list>
            <text:list-item>
              <text:p text:style-name="P90">Escribe el comando: <text:span text:style-name="Source_20_Text">:%s/Servidor_Viejo/Servidor_Nuevo/g</text:span></text:p>
            </text:list-item>
            <text:list-item>
              <text:p text:style-name="P90">Pulsa <text:span text:style-name="Source_20_Text">Enter</text:span>.</text:p>
            </text:list-item>
          </text:list>
        </text:list-item>
        <text:list-item>
          <text:p text:style-name="P90"><text:soft-page-break/><text:span text:style-name="T2">Explicación:</text:span> El comando indica: en todo el archivo (<text:span text:style-name="Source_20_Text">%</text:span>), sustituye (<text:span text:style-name="Source_20_Text">s</text:span>) la cadena "Servidor_Viejo" por "Servidor_Nuevo" de forma global (<text:span text:style-name="Source_20_Text">g</text:span>). ¡Ahora el texto del Ejercicio 1 ha cambiado! 🔄</text:p>
        </text:list-item>
      </text:list>
      <text:h text:style-name="Heading_20_4" text:outline-level="4">📝 Ejercicio 8: Inserción de documentos y comandos</text:h>
      <text:list text:style-name="L46">
        <text:list-item>
          <text:p text:style-name="P91"><text:span text:style-name="T2">Objetivo:</text:span> Importar información externa al archivo actual.</text:p>
        </text:list-item>
        <text:list-item>
          <text:p text:style-name="P82">Paso a paso:</text:p>
          <text:list>
            <text:list-item>
              <text:p text:style-name="P91">Sitúate al final del archivo.</text:p>
            </text:list-item>
            <text:list-item>
              <text:p text:style-name="P91">Escribe <text:span text:style-name="Source_20_Text">:r /etc/hostname</text:span> (insertará el nombre de tu máquina).</text:p>
            </text:list-item>
            <text:list-item>
              <text:p text:style-name="P91">Escribe <text:span text:style-name="Source_20_Text">:r !date</text:span> (insertará la fecha y hora actual).</text:p>
            </text:list-item>
          </text:list>
        </text:list-item>
        <text:list-item>
          <text:p text:style-name="P91"><text:span text:style-name="T2">Explicación:</text:span> El comando <text:span text:style-name="Source_20_Text">:r</text:span> (read) permite traer contenido de otros archivos o incluso el resultado de comandos del sistema (<text:span text:style-name="Source_20_Text">!</text:span>) directamente al editor. 📥</text:p>
        </text:list-item>
      </text:list>
      <text:h text:style-name="Heading_20_4" text:outline-level="4">📝 Ejercicio 9: Salida segura y forzada</text:h>
      <text:list text:style-name="L47">
        <text:list-item>
          <text:p text:style-name="P92"><text:span text:style-name="T2">Objetivo:</text:span> Guardar los cambios o descartarlos si hemos cometido un error.</text:p>
        </text:list-item>
        <text:list-item>
          <text:p text:style-name="P83">Paso a paso:</text:p>
          <text:list>
            <text:list-item>
              <text:p text:style-name="P92">Para guardar y salir: Escribe <text:span text:style-name="Source_20_Text">:wq</text:span> o pulsa <text:span text:style-name="Source_20_Text">ZZ</text:span>.</text:p>
            </text:list-item>
            <text:list-item>
              <text:p text:style-name="P92">Si te equivocas y quieres salir sin guardar nada: Escribe <text:span text:style-name="Source_20_Text">:q!</text:span></text:p>
            </text:list-item>
          </text:list>
        </text:list-item>
        <text:list-item>
          <text:p text:style-name="P92"><text:span text:style-name="T2">Explicación:</text:span> <text:span text:style-name="Source_20_Text">:wq</text:span> significa "write" and "quit". La opción <text:span text:style-name="Source_20_Text">:q!</text:span> es el "botón de pánico" para no romper archivos importantes tras una mala edición. 🚪</text:p>
        </text:list-item>
      </text:list>
      <text:h text:style-name="Heading_20_4" text:outline-level="4">📝 Ejercicio 10: Personalización con .vimrc</text:h>
      <text:list text:style-name="L48">
        <text:list-item>
          <text:p text:style-name="P93"><text:span text:style-name="T2">Objetivo:</text:span> Hacer que <text:span text:style-name="Source_20_Text">vi</text:span> siempre muestre números y colores al iniciar.</text:p>
        </text:list-item>
        <text:list-item>
          <text:p text:style-name="P84">Paso a paso:</text:p>
          <text:list>
            <text:list-item>
              <text:p text:style-name="P93">Ejecuta <text:span text:style-name="Source_20_Text">vi ~/.vimrc</text:span></text:p>
            </text:list-item>
            <text:list-item>
              <text:p text:style-name="P93">Escribe el siguiente contenido:</text:p>
              <text:p text:style-name="P94">Vim Script</text:p>
              <text:p text:style-name="P12"><text:span text:style-name="Source_20_Text">set number</text:span></text:p>
              <text:p text:style-name="P12"><text:span text:style-name="Source_20_Text">syntax on</text:span></text:p>
              <text:p text:style-name="P13"><text:span text:style-name="Source_20_Text">set ic</text:span></text:p>
            </text:list-item>
            <text:list-item>
              <text:p text:style-name="P93">Guarda y sal con <text:span text:style-name="Source_20_Text">:wq</text:span>.</text:p>
            </text:list-item>
          </text:list>
        </text:list-item>
        <text:list-item>
          <text:p text:style-name="P93"><text:span text:style-name="T2">Explicación:</text:span> <text:span text:style-name="Source_20_Text">set ic</text:span> permite que las búsquedas ignoren mayúsculas/minúsculas. A partir de ahora, cada vez que abras un archivo, <text:span text:style-name="Source_20_Text">vi</text:span> tendrá tu configuración preferida. ✨</text:p>
        </text:list-item>
      </text:list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10:47:05.567461422</dc:date>
    <meta:editing-duration>P1DT11M47S</meta:editing-duration>
    <meta:editing-cycles>4</meta:editing-cycles>
    <meta:generator>LibreOffice/24.2.2.2$Linux_X86_64 LibreOffice_project/d56cc158d8a96260b836f100ef4b4ef25d6f1a01</meta:generator>
    <meta:print-date>2026-02-21T16:57:39.318104294</meta:print-date>
    <meta:printed-by>Archivos PDF</meta:printed-by>
    <meta:document-statistic meta:table-count="0" meta:image-count="0" meta:object-count="0" meta:page-count="3" meta:paragraph-count="82" meta:word-count="758" meta:character-count="4242" meta:non-whitespace-character-count="3627"/>
  </office:meta>
</office:document-meta>
</file>